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29.92mm"/>
    </style:style>
    <style:style style:name="co16" style:family="table-column">
      <style:table-column-properties fo:break-before="auto" style:column-width="26.58mm"/>
    </style:style>
    <style:style style:name="co17" style:family="table-column">
      <style:table-column-properties fo:break-before="auto" style:column-width="35.15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24.59mm"/>
    </style:style>
    <style:style style:name="co8" style:family="table-column">
      <style:table-column-properties fo:break-before="auto" style:column-width="47.33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7.15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60.59mm"/>
    </style:style>
    <style:style style:name="co13" style:family="table-column">
      <style:table-column-properties fo:break-before="auto" style:column-width="26.04mm"/>
    </style:style>
    <style:style style:name="co14" style:family="table-column">
      <style:table-column-properties fo:break-before="auto" style:column-width="30.74mm"/>
    </style:style>
    <style:style style:name="co18" style:family="table-column">
      <style:table-column-properties fo:break-before="auto" style:column-width="37.92mm"/>
    </style:style>
    <style:style style:name="co19" style:family="table-column">
      <style:table-column-properties fo:break-before="auto" style:column-width="13.86mm"/>
    </style:style>
    <style:style style:name="co20" style:family="table-column">
      <style:table-column-properties fo:break-before="auto" style:column-width="58.88mm"/>
    </style:style>
    <style:style style:name="co21" style:family="table-column">
      <style:table-column-properties fo:break-before="auto" style:column-width="71.38mm"/>
    </style:style>
    <style:style style:name="co22" style:family="table-column">
      <style:table-column-properties fo:break-before="auto" style:column-width="37.09mm"/>
    </style:style>
    <style:style style:name="co23" style:family="table-column">
      <style:table-column-properties fo:break-before="auto" style:column-width="46.5mm"/>
    </style:style>
    <style:style style:name="co24" style:family="table-column">
      <style:table-column-properties fo:break-before="auto" style:column-width="51.75mm"/>
    </style:style>
    <style:style style:name="co25" style:family="table-column">
      <style:table-column-properties fo:break-before="auto" style:column-width="95.71mm"/>
    </style:style>
    <style:style style:name="co26" style:family="table-column">
      <style:table-column-properties fo:break-before="auto" style:column-width="59.43mm"/>
    </style:style>
    <style:style style:name="co27" style:family="table-column">
      <style:table-column-properties fo:break-before="auto" style:column-width="92.66mm"/>
    </style:style>
    <style:style style:name="co28" style:family="table-column">
      <style:table-column-properties fo:break-before="auto" style:column-width="133.86mm"/>
    </style:style>
    <style:style style:name="co29" style:family="table-column">
      <style:table-column-properties fo:break-before="auto" style:column-width="63.57mm"/>
    </style:style>
    <style:style style:name="co30" style:family="table-column">
      <style:table-column-properties fo:break-before="auto" style:column-width="87.97mm"/>
    </style:style>
    <style:style style:name="co31" style:family="table-column">
      <style:table-column-properties fo:break-before="auto" style:column-width="50.02mm"/>
    </style:style>
    <style:style style:name="co32" style:family="table-column">
      <style:table-column-properties fo:break-before="auto" style:column-width="117mm"/>
    </style:style>
    <style:style style:name="co33" style:family="table-column">
      <style:table-column-properties fo:break-before="auto" style:column-width="71.05mm"/>
    </style:style>
    <style:style style:name="co34" style:family="table-column">
      <style:table-column-properties fo:break-before="auto" style:column-width="6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009999"/>
      <style:text-properties fo:color="#ffffff"/>
    </style:style>
    <style:style style:name="ce8" style:family="table-cell" style:parent-style-name="Default">
      <style:text-properties fo:color="#009999"/>
    </style:style>
    <style:style style:name="ce9" style:family="table-cell" style:parent-style-name="Default">
      <style:table-cell-properties fo:background-color="#009933"/>
      <style:text-properties fo:color="#ffffff"/>
    </style:style>
    <style:style style:name="ce10" style:family="table-cell" style:parent-style-name="Default">
      <style:text-properties fo:color="#009933"/>
    </style:style>
    <style:style style:name="ce1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Domains.$C$2:.$C$40])" table:allow-empty-cell="true" table:display-list="unsorted" table:base-cell-address="Users.C2">
          <table:error-message table:message-type="stop" table:display="true"/>
        </table:content-validation>
        <table:content-validation table:name="val2" table:condition="of:cell-content-is-in-list([$Domains.$A$2:.$B$28])" table:allow-empty-cell="true" table:display-list="unsorted" table:base-cell-address="Users.C2">
          <table:error-message table:message-type="stop" table:display="true"/>
        </table:content-validation>
        <table:content-validation table:name="val3" table:condition="of:cell-content-is-in-list([$Users.$L$2:.$L$61])" table:allow-empty-cell="true" table:display-list="unsorted" table:base-cell-address="Groups.G2">
          <table:error-message table:message-type="stop" table:display="true"/>
        </table:content-validation>
        <table:content-validation table:name="val4" table:condition="of:cell-content-is-in-list([$Spaces.$F$2:.$F$36])" table:allow-empty-cell="true" table:display-list="unsorted" table:base-cell-address="'Space Roles'.B2">
          <table:error-message table:message-type="stop" table:display="true"/>
        </table:content-validation>
        <table:content-validation table:name="val5" table:condition="of:cell-content-is-in-list([$Spaces.$F$2:.$F$40])" table:allow-empty-cell="true" table:display-list="unsorted" table:base-cell-address="'Space Roles'.E2">
          <table:error-message table:message-type="stop" table:display="true"/>
        </table:content-validation>
        <table:content-validation table:name="val6" table:condition="of:cell-content-is-in-list([$Instances.$G$2:.$G$45])" table:allow-empty-cell="true" table:display-list="unsorted" table:base-cell-address="'Instance Nodes'.B2">
          <table:error-message table:message-type="stop" table:display="true"/>
        </table:content-validation>
        <table:content-validation table:name="val7" table:condition="of:cell-content-is-in-list([$'Instance Nodes'.$H$2:.$H$41])" table:allow-empty-cell="true" table:display-list="unsorted" table:base-cell-address="'Instance Node Roles'.G2">
          <table:error-message table:message-type="stop" table:display="true"/>
        </table:content-validation>
        <table:content-validation table:name="val8" table:condition="of:cell-content-is-in-list([$'Space Roles'.$G$2:.$G$45])" table:allow-empty-cell="true" table:display-list="unsorted" table:base-cell-address="Instances.A2">
          <table:error-message table:message-type="stop" table:display="true"/>
        </table:content-validation>
        <table:content-validation table:name="val9" table:condition="of:cell-content-is-in-list([$Users.$L$2:.$L$46])" table:allow-empty-cell="true" table:display-list="unsorted" table:base-cell-address="'Space Roles'.D2">
          <table:error-message table:message-type="stop" table:display="true"/>
        </table:content-validation>
        <table:content-validation table:name="val10" table:condition="of:cell-content-is-in-list([$Groups.$E$2:.$E$46])" table:allow-empty-cell="true" table:display-list="unsorted" table:base-cell-address="'Space Roles'.E2">
          <table:error-message table:message-type="stop" table:display="true"/>
        </table:content-validation>
        <table:content-validation table:name="val11" table:condition="of:cell-content-is-in-list([$'Instance Roles'.$G$2:.$G$46])" table:allow-empty-cell="true" table:display-list="unsorted" table:base-cell-address="'Instance Roles'.D2">
          <table:error-message table:message-type="stop" table:display="true"/>
        </table:content-validation>
        <table:content-validation table:name="val12" table:condition="of:cell-content-is-in-list([$Users.$L$2:.$L$46])" table:allow-empty-cell="true" table:display-list="unsorted" table:base-cell-address="'Instance Roles'.E2">
          <table:error-message table:message-type="stop" table:display="true"/>
        </table:content-validation>
        <table:content-validation table:name="val13" table:condition="of:cell-content-is-in-list([$Groups.$E$2:.$E$44])" table:allow-empty-cell="true" table:display-list="unsorted" table:base-cell-address="'Instance Roles'.F2">
          <table:error-message table:message-type="stop" table:display="true"/>
        </table:content-validation>
        <table:content-validation table:name="val14" table:condition="of:cell-content-is-in-list([$'Instance Node Roles'.$G$2:.$G$45])" table:allow-empty-cell="true" table:display-list="unsorted" table:base-cell-address="'Space Instance - User Group Roles'.G2">
          <table:error-message table:message-type="stop" table:display="true"/>
        </table:content-validation>
      </table:content-validations>
      <table:table table:name="Domains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FOR LISTS</text:p>
          </table:table-cell>
          <table:table-cell table:style-name="ce1" table:number-columns-repeated="1021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MIXED</text:p>
          </table:table-cell>
          <table:table-cell table:formula="of:=CONCATENATE([.A2];&quot; - &quot;;[.B2])" office:value-type="string" office:string-value="-1 - MIXED" calcext:value-type="string">
            <text:p>-1 - MIXED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CONCATENATE([.A3];&quot; - &quot;;[.B3])" office:value-type="string" office:string-value="0 - SP" calcext:value-type="string">
            <text:p>0 - S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QL</text:p>
          </table:table-cell>
          <table:table-cell table:formula="of:=CONCATENATE([.A4];&quot; - &quot;;[.B4])" office:value-type="string" office:string-value="1 - SQL" calcext:value-type="string">
            <text:p>1 - SQL</text:p>
          </table:table-cell>
          <table:table-cell table:number-columns-repeated="1021"/>
        </table:table-row>
      </table:table>
      <table:table table:name="Users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ce5"/>
        <table:table-column table:style-name="co5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ECIFICID</text:p>
          </table:table-cell>
          <table:table-cell table:style-name="ce2" office:value-type="string" calcext:value-type="string">
            <text:p>DOMAINID</text:p>
          </table:table-cell>
          <table:table-cell table:style-name="ce2" office:value-type="string" calcext:value-type="string">
            <text:p>FIRSTNAME</text:p>
          </table:table-cell>
          <table:table-cell table:style-name="ce2" office:value-type="string" calcext:value-type="string">
            <text:p>LASTNAME</text:p>
          </table:table-cell>
          <table:table-cell table:style-name="ce4" office:value-type="string" calcext:value-type="string">
            <text:p>EMAIL</text:p>
          </table:table-cell>
          <table:table-cell table:style-name="ce2" office:value-type="string" calcext:value-type="string">
            <text:p>LOGIN</text:p>
          </table:table-cell>
          <table:table-cell table:style-name="ce2" office:value-type="string" calcext:value-type="string">
            <text:p>LOGINMAIL</text:p>
          </table:table-cell>
          <table:table-cell table:style-name="ce2" office:value-type="string" calcext:value-type="string">
            <text:p>ACCESSLEVEL</text:p>
          </table:table-cell>
          <table:table-cell table:style-name="ce2" office:value-type="string" calcext:value-type="string">
            <text:p>STATE</text:p>
          </table:table-cell>
          <table:table-cell table:style-name="ce2" office:value-type="string" calcext:value-type="string">
            <text:p>STATESAVEDATE</text:p>
          </table:table-cell>
          <table:table-cell table:style-name="ce2" office:value-type="string" calcext:value-type="string">
            <text:p>FOR <text:s/>LISTS</text:p>
          </table:table-cell>
          <table:table-cell table:style-name="ce2" table:number-columns-repeated="10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Administrateur</text:p>
          </table:table-cell>
          <table:table-cell table:formula="of:=CONCATENATE([.D2];&quot;@silverpeas.org&quot;)" office:value-type="string" office:string-value="adm@silverpeas.org" calcext:value-type="string">
            <text:p>adm@silverpeas.org</text:p>
          </table:table-cell>
          <table:table-cell table:formula="of:=SUBSTITUTE(LOWER([.E2]);&quot; &quot;;&quot;_&quot;)" office:value-type="string" office:string-value="administrateur" calcext:value-type="string">
            <text:p>administrateur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];&quot; - &quot;;[.E2];&quot; - &quot;;[.J2])" office:value-type="string" office:string-value="0 - Administrateur - VALID" calcext:value-type="string">
            <text:p>0 - Administrateur - VALID</text:p>
          </table:table-cell>
          <table:table-cell table:number-columns-repeated="101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</text:p>
          </table:table-cell>
          <table:table-cell office:value-type="string" calcext:value-type="string">
            <text:p>SP USER 1</text:p>
          </table:table-cell>
          <table:table-cell table:formula="of:=CONCATENATE([.D3];&quot;@silverpeas.org&quot;)" office:value-type="string" office:string-value="spu1@silverpeas.org" calcext:value-type="string">
            <text:p>spu1@silverpeas.org</text:p>
          </table:table-cell>
          <table:table-cell table:formula="of:=SUBSTITUTE(LOWER([.E3]);&quot; &quot;;&quot;_&quot;)" office:value-type="string" office:string-value="sp_user_1" calcext:value-type="string">
            <text:p>sp_user_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];&quot; - &quot;;[.E3];&quot; - &quot;;[.J3])" office:value-type="string" office:string-value="1001 - SP USER 1 - VALID" calcext:value-type="string">
            <text:p>1001 - SP USER 1 - VALID</text:p>
          </table:table-cell>
          <table:table-cell table:number-columns-repeated="101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2</text:p>
          </table:table-cell>
          <table:table-cell office:value-type="string" calcext:value-type="string">
            <text:p>SP USER 2</text:p>
          </table:table-cell>
          <table:table-cell table:formula="of:=CONCATENATE([.D4];&quot;@silverpeas.org&quot;)" office:value-type="string" office:string-value="spu2@silverpeas.org" calcext:value-type="string">
            <text:p>spu2@silverpeas.org</text:p>
          </table:table-cell>
          <table:table-cell table:formula="of:=SUBSTITUTE(LOWER([.E4]);&quot; &quot;;&quot;_&quot;)" office:value-type="string" office:string-value="sp_user_2" calcext:value-type="string">
            <text:p>sp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BLOCKED</text:p>
          </table:table-cell>
          <table:table-cell office:value-type="string" calcext:value-type="string">
            <text:p>2012-01-01 00:00:00.0</text:p>
          </table:table-cell>
          <table:table-cell table:formula="of:=CONCATENATE([.A4];&quot; - &quot;;[.E4];&quot; - &quot;;[.J4])" office:value-type="string" office:string-value="1002 - SP USER 2 - BLOCKED" calcext:value-type="string">
            <text:p>1002 - SP USER 2 - BLOCKED</text:p>
          </table:table-cell>
          <table:table-cell table:number-columns-repeated="101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3</text:p>
          </table:table-cell>
          <table:table-cell office:value-type="string" calcext:value-type="string">
            <text:p>SP USER 3</text:p>
          </table:table-cell>
          <table:table-cell table:formula="of:=CONCATENATE([.D5];&quot;@silverpeas.org&quot;)" office:value-type="string" office:string-value="spu3@silverpeas.org" calcext:value-type="string">
            <text:p>spu3@silverpeas.org</text:p>
          </table:table-cell>
          <table:table-cell table:formula="of:=SUBSTITUTE(LOWER([.E5]);&quot; &quot;;&quot;_&quot;)" office:value-type="string" office:string-value="sp_user_3" calcext:value-type="string">
            <text:p>sp_user_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XPIRED</text:p>
          </table:table-cell>
          <table:table-cell office:value-type="string" calcext:value-type="string">
            <text:p>2012-01-01 00:00:00.0</text:p>
          </table:table-cell>
          <table:table-cell table:formula="of:=CONCATENATE([.A5];&quot; - &quot;;[.E5];&quot; - &quot;;[.J5])" office:value-type="string" office:string-value="1003 - SP USER 3 - EXPIRED" calcext:value-type="string">
            <text:p>1003 - SP USER 3 - EXPIRED</text:p>
          </table:table-cell>
          <table:table-cell table:number-columns-repeated="101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4</text:p>
          </table:table-cell>
          <table:table-cell office:value-type="string" calcext:value-type="string">
            <text:p>SP USER 4</text:p>
          </table:table-cell>
          <table:table-cell table:formula="of:=CONCATENATE([.D6];&quot;@silverpeas.org&quot;)" office:value-type="string" office:string-value="spu4@silverpeas.org" calcext:value-type="string">
            <text:p>spu4@silverpeas.org</text:p>
          </table:table-cell>
          <table:table-cell table:formula="of:=SUBSTITUTE(LOWER([.E6]);&quot; &quot;;&quot;_&quot;)" office:value-type="string" office:string-value="sp_user_4" calcext:value-type="string">
            <text:p>sp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6];&quot; - &quot;;[.E6];&quot; - &quot;;[.J6])" office:value-type="string" office:string-value="1004 - SP USER 4 - VALID" calcext:value-type="string">
            <text:p>1004 - SP USER 4 - VALID</text:p>
          </table:table-cell>
          <table:table-cell table:number-columns-repeated="101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5</text:p>
          </table:table-cell>
          <table:table-cell office:value-type="string" calcext:value-type="string">
            <text:p>SP USER 5</text:p>
          </table:table-cell>
          <table:table-cell table:formula="of:=CONCATENATE([.D7];&quot;@silverpeas.org&quot;)" office:value-type="string" office:string-value="spu5@silverpeas.org" calcext:value-type="string">
            <text:p>spu5@silverpeas.org</text:p>
          </table:table-cell>
          <table:table-cell table:formula="of:=SUBSTITUTE(LOWER([.E7]);&quot; &quot;;&quot;_&quot;)" office:value-type="string" office:string-value="sp_user_5" calcext:value-type="string">
            <text:p>sp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7];&quot; - &quot;;[.E7];&quot; - &quot;;[.J7])" office:value-type="string" office:string-value="1005 - SP USER 5 - VALID" calcext:value-type="string">
            <text:p>1005 - SP USER 5 - VALID</text:p>
          </table:table-cell>
          <table:table-cell table:number-columns-repeated="101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6</text:p>
          </table:table-cell>
          <table:table-cell office:value-type="string" calcext:value-type="string">
            <text:p>SP USER 6</text:p>
          </table:table-cell>
          <table:table-cell table:formula="of:=CONCATENATE([.D8];&quot;@silverpeas.org&quot;)" office:value-type="string" office:string-value="spu6@silverpeas.org" calcext:value-type="string">
            <text:p>spu6@silverpeas.org</text:p>
          </table:table-cell>
          <table:table-cell table:formula="of:=SUBSTITUTE(LOWER([.E8]);&quot; &quot;;&quot;_&quot;)" office:value-type="string" office:string-value="sp_user_6" calcext:value-type="string">
            <text:p>sp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8];&quot; - &quot;;[.E8];&quot; - &quot;;[.J8])" office:value-type="string" office:string-value="1006 - SP USER 6 - VALID" calcext:value-type="string">
            <text:p>1006 - SP USER 6 - VALID</text:p>
          </table:table-cell>
          <table:table-cell table:number-columns-repeated="101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7</text:p>
          </table:table-cell>
          <table:table-cell office:value-type="string" calcext:value-type="string">
            <text:p>SP USER 7</text:p>
          </table:table-cell>
          <table:table-cell table:formula="of:=CONCATENATE([.D9];&quot;@silverpeas.org&quot;)" office:value-type="string" office:string-value="spu7@silverpeas.org" calcext:value-type="string">
            <text:p>spu7@silverpeas.org</text:p>
          </table:table-cell>
          <table:table-cell table:formula="of:=SUBSTITUTE(LOWER([.E9]);&quot; &quot;;&quot;_&quot;)" office:value-type="string" office:string-value="sp_user_7" calcext:value-type="string">
            <text:p>sp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DEACTIVATED</text:p>
          </table:table-cell>
          <table:table-cell office:value-type="string" calcext:value-type="string">
            <text:p>2012-01-01 00:00:00.0</text:p>
          </table:table-cell>
          <table:table-cell table:formula="of:=CONCATENATE([.A9];&quot; - &quot;;[.E9];&quot; - &quot;;[.J9])" office:value-type="string" office:string-value="1007 - SP USER 7 - DEACTIVATED" calcext:value-type="string">
            <text:p>1007 - SP USER 7 - DEACTIVATED</text:p>
          </table:table-cell>
          <table:table-cell table:number-columns-repeated="101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8</text:p>
          </table:table-cell>
          <table:table-cell office:value-type="string" calcext:value-type="string">
            <text:p>SP USER 8</text:p>
          </table:table-cell>
          <table:table-cell table:formula="of:=CONCATENATE([.D10];&quot;@silverpeas.org&quot;)" office:value-type="string" office:string-value="spu8@silverpeas.org" calcext:value-type="string">
            <text:p>spu8@silverpeas.org</text:p>
          </table:table-cell>
          <table:table-cell table:formula="of:=SUBSTITUTE(LOWER([.E10]);&quot; &quot;;&quot;_&quot;)" office:value-type="string" office:string-value="sp_user_8" calcext:value-type="string">
            <text:p>sp_user_8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0];&quot; - &quot;;[.E10];&quot; - &quot;;[.J10])" office:value-type="string" office:string-value="1008 - SP USER 8 - VALID" calcext:value-type="string">
            <text:p>1008 - SP USER 8 - VALID</text:p>
          </table:table-cell>
          <table:table-cell table:number-columns-repeated="10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9</text:p>
          </table:table-cell>
          <table:table-cell office:value-type="string" calcext:value-type="string">
            <text:p>SP USER 9</text:p>
          </table:table-cell>
          <table:table-cell table:formula="of:=CONCATENATE([.D11];&quot;@silverpeas.org&quot;)" office:value-type="string" office:string-value="spu9@silverpeas.org" calcext:value-type="string">
            <text:p>spu9@silverpeas.org</text:p>
          </table:table-cell>
          <table:table-cell table:formula="of:=SUBSTITUTE(LOWER([.E11]);&quot; &quot;;&quot;_&quot;)" office:value-type="string" office:string-value="sp_user_9" calcext:value-type="string">
            <text:p>sp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1];&quot; - &quot;;[.E11];&quot; - &quot;;[.J11])" office:value-type="string" office:string-value="1009 - SP USER 9 - VALID" calcext:value-type="string">
            <text:p>1009 - SP USER 9 - VALID</text:p>
          </table:table-cell>
          <table:table-cell table:number-columns-repeated="101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0</text:p>
          </table:table-cell>
          <table:table-cell office:value-type="string" calcext:value-type="string">
            <text:p>SP USER 10</text:p>
          </table:table-cell>
          <table:table-cell table:formula="of:=CONCATENATE([.D12];&quot;@silverpeas.org&quot;)" office:value-type="string" office:string-value="spu10@silverpeas.org" calcext:value-type="string">
            <text:p>spu10@silverpeas.org</text:p>
          </table:table-cell>
          <table:table-cell table:formula="of:=SUBSTITUTE(LOWER([.E12]);&quot; &quot;;&quot;_&quot;)" office:value-type="string" office:string-value="sp_user_10" calcext:value-type="string">
            <text:p>sp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2];&quot; - &quot;;[.E12];&quot; - &quot;;[.J12])" office:value-type="string" office:string-value="1010 - SP USER 10 - VALID" calcext:value-type="string">
            <text:p>1010 - SP USER 10 - VALID</text:p>
          </table:table-cell>
          <table:table-cell table:number-columns-repeated="101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1</text:p>
          </table:table-cell>
          <table:table-cell office:value-type="string" calcext:value-type="string">
            <text:p>SP USER 11</text:p>
          </table:table-cell>
          <table:table-cell table:formula="of:=CONCATENATE([.D13];&quot;@silverpeas.org&quot;)" office:value-type="string" office:string-value="spu11@silverpeas.org" calcext:value-type="string">
            <text:p>spu11@silverpeas.org</text:p>
          </table:table-cell>
          <table:table-cell table:formula="of:=SUBSTITUTE(LOWER([.E13]);&quot; &quot;;&quot;_&quot;)" office:value-type="string" office:string-value="sp_user_11" calcext:value-type="string">
            <text:p>sp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13];&quot; - &quot;;[.E13];&quot; - &quot;;[.J13])" office:value-type="string" office:string-value="1011 - SP USER 11 - REMOVED" calcext:value-type="string">
            <text:p>1011 - SP USER 11 - REMOVED</text:p>
          </table:table-cell>
          <table:table-cell table:number-columns-repeated="1011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2</text:p>
          </table:table-cell>
          <table:table-cell office:value-type="string" calcext:value-type="string">
            <text:p>SP USER 12</text:p>
          </table:table-cell>
          <table:table-cell table:formula="of:=CONCATENATE([.D14];&quot;@silverpeas.org&quot;)" office:value-type="string" office:string-value="spu12@silverpeas.org" calcext:value-type="string">
            <text:p>spu12@silverpeas.org</text:p>
          </table:table-cell>
          <table:table-cell table:formula="of:=SUBSTITUTE(LOWER([.E14]);&quot; &quot;;&quot;_&quot;)" office:value-type="string" office:string-value="sp_user_12" calcext:value-type="string">
            <text:p>sp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4];&quot; - &quot;;[.E14];&quot; - &quot;;[.J14])" office:value-type="string" office:string-value="1012 - SP USER 12 - VALID" calcext:value-type="string">
            <text:p>1012 - SP USER 12 - VALID</text:p>
          </table:table-cell>
          <table:table-cell table:number-columns-repeated="101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3</text:p>
          </table:table-cell>
          <table:table-cell office:value-type="string" calcext:value-type="string">
            <text:p>SP USER 13</text:p>
          </table:table-cell>
          <table:table-cell table:formula="of:=CONCATENATE([.D15];&quot;@silverpeas.org&quot;)" office:value-type="string" office:string-value="spu13@silverpeas.org" calcext:value-type="string">
            <text:p>spu13@silverpeas.org</text:p>
          </table:table-cell>
          <table:table-cell table:formula="of:=SUBSTITUTE(LOWER([.E15]);&quot; &quot;;&quot;_&quot;)" office:value-type="string" office:string-value="sp_user_13" calcext:value-type="string">
            <text:p>sp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5];&quot; - &quot;;[.E15];&quot; - &quot;;[.J15])" office:value-type="string" office:string-value="1013 - SP USER 13 - VALID" calcext:value-type="string">
            <text:p>1013 - SP USER 13 - VALID</text:p>
          </table:table-cell>
          <table:table-cell table:number-columns-repeated="101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0 - SP</text:p>
          </table:table-cell>
          <table:table-cell office:value-type="string" calcext:value-type="string">
            <text:p>spu14</text:p>
          </table:table-cell>
          <table:table-cell office:value-type="string" calcext:value-type="string">
            <text:p>SP USER 14</text:p>
          </table:table-cell>
          <table:table-cell table:formula="of:=CONCATENATE([.D16];&quot;@silverpeas.org&quot;)" office:value-type="string" office:string-value="spu14@silverpeas.org" calcext:value-type="string">
            <text:p>spu14@silverpeas.org</text:p>
          </table:table-cell>
          <table:table-cell table:formula="of:=SUBSTITUTE(LOWER([.E16]);&quot; &quot;;&quot;_&quot;)" office:value-type="string" office:string-value="sp_user_14" calcext:value-type="string">
            <text:p>sp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6];&quot; - &quot;;[.E16];&quot; - &quot;;[.J16])" office:value-type="string" office:string-value="1014 - SP USER 14 - VALID" calcext:value-type="string">
            <text:p>1014 - SP USER 14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1015" calcext:value-type="float">
            <text:p>1015</text:p>
          </table:table-cell>
          <table:table-cell table:style-name="ce3" office:value-type="string" calcext:value-type="string">
            <text:p>???REM ???15</text:p>
          </table:table-cell>
          <table:table-cell table:content-validation-name="val1" office:value-type="string" calcext:value-type="string">
            <text:p>0 - SP</text:p>
          </table:table-cell>
          <table:table-cell table:style-name="ce3" office:value-type="string" calcext:value-type="string">
            <text:p>spu15</text:p>
          </table:table-cell>
          <table:table-cell table:style-name="ce3" office:value-type="string" calcext:value-type="string">
            <text:p>SP USER 15</text:p>
          </table:table-cell>
          <table:table-cell table:style-name="ce6" table:formula="of:=CONCATENATE([.D17];&quot;@silverpeas.org&quot;)" office:value-type="string" office:string-value="spu15@silverpeas.org" calcext:value-type="string">
            <text:p>spu15@silverpeas.org</text:p>
          </table:table-cell>
          <table:table-cell table:style-name="ce3" office:value-type="string" calcext:value-type="string">
            <text:p>???REM ???15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17];&quot; - &quot;;[.E17];&quot; - &quot;;[.J17])" office:value-type="string" office:string-value="1015 - SP USER 15 - DELETED" calcext:value-type="string">
            <text:p>1015 - SP USER 15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</text:p>
          </table:table-cell>
          <table:table-cell office:value-type="string" calcext:value-type="string">
            <text:p>SQL USER 1</text:p>
          </table:table-cell>
          <table:table-cell table:formula="of:=CONCATENATE([.D18];&quot;@silverpeas.org&quot;)" office:value-type="string" office:string-value="sqlu1@silverpeas.org" calcext:value-type="string">
            <text:p>sqlu1@silverpeas.org</text:p>
          </table:table-cell>
          <table:table-cell table:formula="of:=SUBSTITUTE(LOWER([.E18]);&quot; &quot;;&quot;_&quot;)" office:value-type="string" office:string-value="sql_user_1" calcext:value-type="string">
            <text:p>sql_user_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8];&quot; - &quot;;[.E18];&quot; - &quot;;[.J18])" office:value-type="string" office:string-value="2001 - SQL USER 1 - VALID" calcext:value-type="string">
            <text:p>2001 - SQL USER 1 - VALID</text:p>
          </table:table-cell>
          <table:table-cell table:number-columns-repeated="101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2</text:p>
          </table:table-cell>
          <table:table-cell office:value-type="string" calcext:value-type="string">
            <text:p>SQL USER 2</text:p>
          </table:table-cell>
          <table:table-cell table:formula="of:=CONCATENATE([.D19];&quot;@silverpeas.org&quot;)" office:value-type="string" office:string-value="sqlu2@silverpeas.org" calcext:value-type="string">
            <text:p>sqlu2@silverpeas.org</text:p>
          </table:table-cell>
          <table:table-cell table:formula="of:=SUBSTITUTE(LOWER([.E19]);&quot; &quot;;&quot;_&quot;)" office:value-type="string" office:string-value="sql_user_2" calcext:value-type="string">
            <text:p>sql_user_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19];&quot; - &quot;;[.E19];&quot; - &quot;;[.J19])" office:value-type="string" office:string-value="2002 - SQL USER 2 - VALID" calcext:value-type="string">
            <text:p>2002 - SQL USER 2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03" calcext:value-type="float">
            <text:p>2003</text:p>
          </table:table-cell>
          <table:table-cell table:style-name="ce3" office:value-type="string" calcext:value-type="string">
            <text:p>???REM ???18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3</text:p>
          </table:table-cell>
          <table:table-cell table:style-name="ce3" office:value-type="string" calcext:value-type="string">
            <text:p>SQL USER 3</text:p>
          </table:table-cell>
          <table:table-cell table:style-name="ce6" table:formula="of:=CONCATENATE([.D20];&quot;@silverpeas.org&quot;)" office:value-type="string" office:string-value="sqlu3@silverpeas.org" calcext:value-type="string">
            <text:p>sqlu3@silverpeas.org</text:p>
          </table:table-cell>
          <table:table-cell table:style-name="ce3" office:value-type="string" calcext:value-type="string">
            <text:p>???REM ???18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0];&quot; - &quot;;[.E20];&quot; - &quot;;[.J20])" office:value-type="string" office:string-value="2003 - SQL USER 3 - DELETED" calcext:value-type="string">
            <text:p>2003 - SQL USER 3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4</text:p>
          </table:table-cell>
          <table:table-cell office:value-type="string" calcext:value-type="string">
            <text:p>SQL USER 4</text:p>
          </table:table-cell>
          <table:table-cell table:formula="of:=CONCATENATE([.D21];&quot;@silverpeas.org&quot;)" office:value-type="string" office:string-value="sqlu4@silverpeas.org" calcext:value-type="string">
            <text:p>sqlu4@silverpeas.org</text:p>
          </table:table-cell>
          <table:table-cell table:formula="of:=SUBSTITUTE(LOWER([.E21]);&quot; &quot;;&quot;_&quot;)" office:value-type="string" office:string-value="sql_user_4" calcext:value-type="string">
            <text:p>sql_user_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1];&quot; - &quot;;[.E21];&quot; - &quot;;[.J21])" office:value-type="string" office:string-value="2004 - SQL USER 4 - VALID" calcext:value-type="string">
            <text:p>2004 - SQL USER 4 - VALID</text:p>
          </table:table-cell>
          <table:table-cell table:number-columns-repeated="101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5</text:p>
          </table:table-cell>
          <table:table-cell office:value-type="string" calcext:value-type="string">
            <text:p>SQL USER 5</text:p>
          </table:table-cell>
          <table:table-cell table:formula="of:=CONCATENATE([.D22];&quot;@silverpeas.org&quot;)" office:value-type="string" office:string-value="sqlu5@silverpeas.org" calcext:value-type="string">
            <text:p>sqlu5@silverpeas.org</text:p>
          </table:table-cell>
          <table:table-cell table:formula="of:=SUBSTITUTE(LOWER([.E22]);&quot; &quot;;&quot;_&quot;)" office:value-type="string" office:string-value="sql_user_5" calcext:value-type="string">
            <text:p>sql_user_5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2];&quot; - &quot;;[.E22];&quot; - &quot;;[.J22])" office:value-type="string" office:string-value="2005 - SQL USER 5 - VALID" calcext:value-type="string">
            <text:p>2005 - SQL USER 5 - VALID</text:p>
          </table:table-cell>
          <table:table-cell table:number-columns-repeated="101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6</text:p>
          </table:table-cell>
          <table:table-cell office:value-type="string" calcext:value-type="string">
            <text:p>SQL USER 6</text:p>
          </table:table-cell>
          <table:table-cell table:formula="of:=CONCATENATE([.D23];&quot;@silverpeas.org&quot;)" office:value-type="string" office:string-value="sqlu6@silverpeas.org" calcext:value-type="string">
            <text:p>sqlu6@silverpeas.org</text:p>
          </table:table-cell>
          <table:table-cell table:formula="of:=SUBSTITUTE(LOWER([.E23]);&quot; &quot;;&quot;_&quot;)" office:value-type="string" office:string-value="sql_user_6" calcext:value-type="string">
            <text:p>sql_user_6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23];&quot; - &quot;;[.E23];&quot; - &quot;;[.J23])" office:value-type="string" office:string-value="2006 - SQL USER 6 - REMOVED" calcext:value-type="string">
            <text:p>2006 - SQL USER 6 - REMOVED</text:p>
          </table:table-cell>
          <table:table-cell table:number-columns-repeated="101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7</text:p>
          </table:table-cell>
          <table:table-cell office:value-type="string" calcext:value-type="string">
            <text:p>SQL USER 7</text:p>
          </table:table-cell>
          <table:table-cell table:formula="of:=CONCATENATE([.D24];&quot;@silverpeas.org&quot;)" office:value-type="string" office:string-value="sqlu7@silverpeas.org" calcext:value-type="string">
            <text:p>sqlu7@silverpeas.org</text:p>
          </table:table-cell>
          <table:table-cell table:formula="of:=SUBSTITUTE(LOWER([.E24]);&quot; &quot;;&quot;_&quot;)" office:value-type="string" office:string-value="sql_user_7" calcext:value-type="string">
            <text:p>sql_user_7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4];&quot; - &quot;;[.E24];&quot; - &quot;;[.J24])" office:value-type="string" office:string-value="2007 - SQL USER 7 - VALID" calcext:value-type="string">
            <text:p>2007 - SQL USER 7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???REM ???23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8</text:p>
          </table:table-cell>
          <table:table-cell table:style-name="ce3" office:value-type="string" calcext:value-type="string">
            <text:p>SQL USER 8</text:p>
          </table:table-cell>
          <table:table-cell table:style-name="ce6" table:formula="of:=CONCATENATE([.D25];&quot;@silverpeas.org&quot;)" office:value-type="string" office:string-value="sqlu8@silverpeas.org" calcext:value-type="string">
            <text:p>sqlu8@silverpeas.org</text:p>
          </table:table-cell>
          <table:table-cell table:style-name="ce3" office:value-type="string" calcext:value-type="string">
            <text:p>???REM ???23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25];&quot; - &quot;;[.E25];&quot; - &quot;;[.J25])" office:value-type="string" office:string-value="2008 - SQL USER 8 - DELETED" calcext:value-type="string">
            <text:p>2008 - SQL USER 8 - DELETED</text:p>
          </table:table-cell>
          <table:table-cell table:style-name="ce3" table:number-columns-repeated="101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9</text:p>
          </table:table-cell>
          <table:table-cell office:value-type="string" calcext:value-type="string">
            <text:p>SQL USER 9</text:p>
          </table:table-cell>
          <table:table-cell table:formula="of:=CONCATENATE([.D26];&quot;@silverpeas.org&quot;)" office:value-type="string" office:string-value="sqlu9@silverpeas.org" calcext:value-type="string">
            <text:p>sqlu9@silverpeas.org</text:p>
          </table:table-cell>
          <table:table-cell table:formula="of:=SUBSTITUTE(LOWER([.E26]);&quot; &quot;;&quot;_&quot;)" office:value-type="string" office:string-value="sql_user_9" calcext:value-type="string">
            <text:p>sql_user_9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6];&quot; - &quot;;[.E26];&quot; - &quot;;[.J26])" office:value-type="string" office:string-value="2009 - SQL USER 9 - VALID" calcext:value-type="string">
            <text:p>2009 - SQL USER 9 - VALID</text:p>
          </table:table-cell>
          <table:table-cell table:number-columns-repeated="101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0</text:p>
          </table:table-cell>
          <table:table-cell office:value-type="string" calcext:value-type="string">
            <text:p>SQL USER 10</text:p>
          </table:table-cell>
          <table:table-cell table:formula="of:=CONCATENATE([.D27];&quot;@silverpeas.org&quot;)" office:value-type="string" office:string-value="sqlu10@silverpeas.org" calcext:value-type="string">
            <text:p>sqlu10@silverpeas.org</text:p>
          </table:table-cell>
          <table:table-cell table:formula="of:=SUBSTITUTE(LOWER([.E27]);&quot; &quot;;&quot;_&quot;)" office:value-type="string" office:string-value="sql_user_10" calcext:value-type="string">
            <text:p>sql_user_10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7];&quot; - &quot;;[.E27];&quot; - &quot;;[.J27])" office:value-type="string" office:string-value="2010 - SQL USER 10 - VALID" calcext:value-type="string">
            <text:p>2010 - SQL USER 10 - VALID</text:p>
          </table:table-cell>
          <table:table-cell table:number-columns-repeated="101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1</text:p>
          </table:table-cell>
          <table:table-cell office:value-type="string" calcext:value-type="string">
            <text:p>SQL USER 11</text:p>
          </table:table-cell>
          <table:table-cell table:formula="of:=CONCATENATE([.D28];&quot;@silverpeas.org&quot;)" office:value-type="string" office:string-value="sqlu11@silverpeas.org" calcext:value-type="string">
            <text:p>sqlu11@silverpeas.org</text:p>
          </table:table-cell>
          <table:table-cell table:formula="of:=SUBSTITUTE(LOWER([.E28]);&quot; &quot;;&quot;_&quot;)" office:value-type="string" office:string-value="sql_user_11" calcext:value-type="string">
            <text:p>sql_user_11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28];&quot; - &quot;;[.E28];&quot; - &quot;;[.J28])" office:value-type="string" office:string-value="2011 - SQL USER 11 - VALID" calcext:value-type="string">
            <text:p>2011 - SQL USER 11 - VALID</text:p>
          </table:table-cell>
          <table:table-cell table:number-columns-repeated="101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2</text:p>
          </table:table-cell>
          <table:table-cell office:value-type="string" calcext:value-type="string">
            <text:p>SQL USER 12</text:p>
          </table:table-cell>
          <table:table-cell table:formula="of:=CONCATENATE([.D29];&quot;@silverpeas.org&quot;)" office:value-type="string" office:string-value="sqlu12@silverpeas.org" calcext:value-type="string">
            <text:p>sqlu12@silverpeas.org</text:p>
          </table:table-cell>
          <table:table-cell table:formula="of:=SUBSTITUTE(LOWER([.E29]);&quot; &quot;;&quot;_&quot;)" office:value-type="string" office:string-value="sql_user_12" calcext:value-type="string">
            <text:p>sql_user_12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REMOVED</text:p>
          </table:table-cell>
          <table:table-cell office:value-type="string" calcext:value-type="string">
            <text:p>2012-01-01 00:00:00.0</text:p>
          </table:table-cell>
          <table:table-cell table:formula="of:=CONCATENATE([.A29];&quot; - &quot;;[.E29];&quot; - &quot;;[.J29])" office:value-type="string" office:string-value="2012 - SQL USER 12 - REMOVED" calcext:value-type="string">
            <text:p>2012 - SQL USER 12 - REMOVED</text:p>
          </table:table-cell>
          <table:table-cell table:number-columns-repeated="10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3</text:p>
          </table:table-cell>
          <table:table-cell office:value-type="string" calcext:value-type="string">
            <text:p>SQL USER 13</text:p>
          </table:table-cell>
          <table:table-cell table:formula="of:=CONCATENATE([.D30];&quot;@silverpeas.org&quot;)" office:value-type="string" office:string-value="sqlu13@silverpeas.org" calcext:value-type="string">
            <text:p>sqlu13@silverpeas.org</text:p>
          </table:table-cell>
          <table:table-cell table:formula="of:=SUBSTITUTE(LOWER([.E30]);&quot; &quot;;&quot;_&quot;)" office:value-type="string" office:string-value="sql_user_13" calcext:value-type="string">
            <text:p>sql_user_13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0];&quot; - &quot;;[.E30];&quot; - &quot;;[.J30])" office:value-type="string" office:string-value="2013 - SQL USER 13 - VALID" calcext:value-type="string">
            <text:p>2013 - SQL USER 13 - VALID</text:p>
          </table:table-cell>
          <table:table-cell table:number-columns-repeated="10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1 - SQL</text:p>
          </table:table-cell>
          <table:table-cell office:value-type="string" calcext:value-type="string">
            <text:p>sqlu14</text:p>
          </table:table-cell>
          <table:table-cell office:value-type="string" calcext:value-type="string">
            <text:p>SQL USER 14</text:p>
          </table:table-cell>
          <table:table-cell table:formula="of:=CONCATENATE([.D31];&quot;@silverpeas.org&quot;)" office:value-type="string" office:string-value="sqlu14@silverpeas.org" calcext:value-type="string">
            <text:p>sqlu14@silverpeas.org</text:p>
          </table:table-cell>
          <table:table-cell table:formula="of:=SUBSTITUTE(LOWER([.E31]);&quot; &quot;;&quot;_&quot;)" office:value-type="string" office:string-value="sql_user_14" calcext:value-type="string">
            <text:p>sql_user_14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2012-01-01 00:00:00.0</text:p>
          </table:table-cell>
          <table:table-cell table:formula="of:=CONCATENATE([.A31];&quot; - &quot;;[.E31];&quot; - &quot;;[.J31])" office:value-type="string" office:string-value="2014 - SQL USER 14 - VALID" calcext:value-type="string">
            <text:p>2014 - SQL USER 14 - VALID</text:p>
          </table:table-cell>
          <table:table-cell table:number-columns-repeated="1011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3" office:value-type="string" calcext:value-type="string">
            <text:p>???REM ???30</text:p>
          </table:table-cell>
          <table:table-cell table:content-validation-name="val1" office:value-type="string" calcext:value-type="string">
            <text:p>1 - SQL</text:p>
          </table:table-cell>
          <table:table-cell table:style-name="ce3" office:value-type="string" calcext:value-type="string">
            <text:p>sqlu15</text:p>
          </table:table-cell>
          <table:table-cell table:style-name="ce3" office:value-type="string" calcext:value-type="string">
            <text:p>SQL USER 15</text:p>
          </table:table-cell>
          <table:table-cell table:style-name="ce6" table:formula="of:=CONCATENATE([.D32];&quot;@silverpeas.org&quot;)" office:value-type="string" office:string-value="sqlu15@silverpeas.org" calcext:value-type="string">
            <text:p>sqlu15@silverpeas.org</text:p>
          </table:table-cell>
          <table:table-cell table:style-name="ce3" office:value-type="string" calcext:value-type="string">
            <text:p>???REM ???30</text:p>
          </table:table-cell>
          <table:table-cell table:style-name="ce3"/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DELETED</text:p>
          </table:table-cell>
          <table:table-cell table:style-name="ce3" office:value-type="string" calcext:value-type="string">
            <text:p>2012-01-01 00:00:00.0</text:p>
          </table:table-cell>
          <table:table-cell table:formula="of:=CONCATENATE([.A32];&quot; - &quot;;[.E32];&quot; - &quot;;[.J32])" office:value-type="string" office:string-value="2015 - SQL USER 15 - DELETED" calcext:value-type="string">
            <text:p>2015 - SQL USER 15 - DELETED</text:p>
          </table:table-cell>
          <table:table-cell table:style-name="ce3" table:number-columns-repeated="1011"/>
        </table:table-row>
        <table:table-row table:style-name="ro1" table:number-rows-repeated="18">
          <table:table-cell table:number-columns-repeated="2"/>
          <table:table-cell table:content-validation-name="val2"/>
          <table:table-cell table:number-columns-repeated="1020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Groups" table:style-name="ta1">
        <table:table-column table:style-name="co1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6" table:default-cell-style-name="Default"/>
        <table:table-column table:style-name="co1" table:number-columns-repeated="10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ECIFICID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 LISTS</text:p>
          </table:table-cell>
          <table:table-cell table:style-name="ce2"/>
          <table:table-cell table:style-name="ce2" office:value-type="string" calcext:value-type="string">
            <text:p>USER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1</text:p>
          </table:table-cell>
          <table:table-cell table:formula="of:=CONCATENATE([.A2];&quot; - &quot;;[.D2])" office:value-type="string" office:string-value="1 - Group MIX 1" calcext:value-type="string">
            <text:p>1 - Group MIX 1</text:p>
          </table:table-cell>
          <table:table-cell/>
          <table:table-cell table:content-validation-name="val3" office:value-type="string" calcext:value-type="string">
            <text:p>1002 - SP USER 2 - BLOCKE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2</text:p>
          </table:table-cell>
          <table:table-cell table:formula="of:=CONCATENATE([.A3];&quot; - &quot;;[.D3])" office:value-type="string" office:string-value="2 - Group MIX 2" calcext:value-type="string">
            <text:p>2 - Group MIX 2</text:p>
          </table:table-cell>
          <table:table-cell/>
          <table:table-cell table:content-validation-name="val3" office:value-type="string" calcext:value-type="string">
            <text:p>1006 - SP USER 6 - VALI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1008 - SP USER 8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0"/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-1 - MIXED</text:p>
          </table:table-cell>
          <table:table-cell/>
          <table:table-cell office:value-type="string" calcext:value-type="string">
            <text:p>Group MIX 3</text:p>
          </table:table-cell>
          <table:table-cell table:formula="of:=CONCATENATE([.A4];&quot; - &quot;;[.D4])" office:value-type="string" office:string-value="3 - Group MIX 3" calcext:value-type="string">
            <text:p>3 - Group MIX 3</text:p>
          </table:table-cell>
          <table:table-cell/>
          <table:table-cell table:content-validation-name="val3" office:value-type="string" calcext:value-type="string">
            <text:p>0 - Administrateur - VALI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up MIX 3-1</text:p>
          </table:table-cell>
          <table:table-cell table:formula="of:=CONCATENATE([.A5];&quot; - &quot;;[.D5])" office:value-type="string" office:string-value="31 - Group MIX 3-1" calcext:value-type="string">
            <text:p>31 - Group MIX 3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14 - SQL USER 14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311" calcext:value-type="float">
            <text:p>311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1</text:p>
          </table:table-cell>
          <table:table-cell table:formula="of:=CONCATENATE([.A6];&quot; - &quot;;[.D6])" office:value-type="string" office:string-value="311 - Group MIX 3-1-1" calcext:value-type="string">
            <text:p>311 - Group MIX 3-1-1</text:p>
          </table:table-cell>
          <table:table-cell/>
          <table:table-cell table:content-validation-name="val3" office:value-type="string" calcext:value-type="string">
            <text:p>1014 - SP USER 14 - VALID</text:p>
          </table:table-cell>
          <table:table-cell table:content-validation-name="val3" office:value-type="string" calcext:value-type="string">
            <text:p>2008 - SQL USER 8 - DELETED</text:p>
          </table:table-cell>
          <table:table-cell table:content-validation-name="val3" office:value-type="string" calcext:value-type="string">
            <text:p>1002 - SP USER 2 - BLOCKED</text:p>
          </table:table-cell>
          <table:table-cell table:content-validation-name="val3" office:value-type="string" calcext:value-type="string">
            <text:p>1001 - SP USER 1 - VALID</text:p>
          </table:table-cell>
          <table:table-cell table:content-validation-name="val3" office:value-type="string" calcext:value-type="string">
            <text:p>1010 - SP USER 10 - VALID</text:p>
          </table:table-cell>
          <table:table-cell table:content-validation-name="val3" office:value-type="string" calcext:value-type="string">
            <text:p>1011 - SP USER 11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312" calcext:value-type="float">
            <text:p>312</text:p>
          </table:table-cell>
          <table:table-cell table:content-validation-name="val1" office:value-type="string" calcext:value-type="string">
            <text:p>-1 - MIXE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oup MIX 3-1-2</text:p>
          </table:table-cell>
          <table:table-cell table:formula="of:=CONCATENATE([.A7];&quot; - &quot;;[.D7])" office:value-type="string" office:string-value="312 - Group MIX 3-1-2" calcext:value-type="string">
            <text:p>312 - Group MIX 3-1-2</text:p>
          </table:table-cell>
          <table:table-cell/>
          <table:table-cell table:content-validation-name="val3" office:value-type="string" calcext:value-type="string">
            <text:p>2014 - SQL USER 14 - VALID</text:p>
          </table:table-cell>
          <table:table-cell table:content-validation-name="val3" office:value-type="string" calcext:value-type="string">
            <text:p>2015 - SQL USER 15 - DELETED</text:p>
          </table:table-cell>
          <table:table-cell table:content-validation-name="val3" office:value-type="string" calcext:value-type="string">
            <text:p>1007 - SP USER 7 - DEACTIVATED</text:p>
          </table:table-cell>
          <table:table-cell table:content-validation-name="val3" office:value-type="string" calcext:value-type="string">
            <text:p>2001 - SQL USER 1 - VALID</text:p>
          </table:table-cell>
          <table:table-cell table:content-validation-name="val3" office:value-type="string" calcext:value-type="string">
            <text:p>2010 - SQL USER 10 - VALID</text:p>
          </table:table-cell>
          <table:table-cell table:content-validation-name="val3" office:value-type="string" calcext:value-type="string">
            <text:p>2012 - SQL USER 12 - REMOVED</text:p>
          </table:table-cell>
          <table:table-cell table:content-validation-name="val3" table:number-columns-repeated="8"/>
          <table:table-cell table:number-columns-repeated="100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1</text:p>
          </table:table-cell>
          <table:table-cell table:formula="of:=CONCATENATE([.A8];&quot; - &quot;;[.D8])" office:value-type="string" office:string-value="1001 - Group SP 1" calcext:value-type="string">
            <text:p>1001 - Group SP 1</text:p>
          </table:table-cell>
          <table:table-cell/>
          <table:table-cell table:content-validation-name="val3" office:value-type="string" calcext:value-type="string">
            <text:p>1004 - SP USER 4 - VALID</text:p>
          </table:table-cell>
          <table:table-cell table:content-validation-name="val3" office:value-type="string" calcext:value-type="string">
            <text:p>1005 - SP USER 5 - VALI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content-validation-name="val1" office:value-type="string" calcext:value-type="string">
            <text:p>0 - SP</text:p>
          </table:table-cell>
          <table:table-cell/>
          <table:table-cell office:value-type="string" calcext:value-type="string">
            <text:p>Group SP 2</text:p>
          </table:table-cell>
          <table:table-cell table:formula="of:=CONCATENATE([.A9];&quot; - &quot;;[.D9])" office:value-type="string" office:string-value="1002 - Group SP 2" calcext:value-type="string">
            <text:p>1002 - Group SP 2</text:p>
          </table:table-cell>
          <table:table-cell/>
          <table:table-cell table:content-validation-name="val3" office:value-type="string" calcext:value-type="string">
            <text:p>1013 - SP USER 13 - VALID</text:p>
          </table:table-cell>
          <table:table-cell table:content-validation-name="val3" table:number-columns-repeated="13"/>
          <table:table-cell table:number-columns-repeated="100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content-validation-name="val1" office:value-type="string" calcext:value-type="string">
            <text:p>1 - SQL</text:p>
          </table:table-cell>
          <table:table-cell/>
          <table:table-cell office:value-type="string" calcext:value-type="string">
            <text:p>Group SQL 1</text:p>
          </table:table-cell>
          <table:table-cell table:formula="of:=CONCATENATE([.A10];&quot; - &quot;;[.D10])" office:value-type="string" office:string-value="2001 - Group SQL 1" calcext:value-type="string">
            <text:p>2001 - Group SQL 1</text:p>
          </table:table-cell>
          <table:table-cell/>
          <table:table-cell table:content-validation-name="val3" office:value-type="string" calcext:value-type="string">
            <text:p>2005 - SQL USER 5 - VALID</text:p>
          </table:table-cell>
          <table:table-cell table:content-validation-name="val3" office:value-type="string" calcext:value-type="string">
            <text:p>2006 - SQL USER 6 - REMOVED</text:p>
          </table:table-cell>
          <table:table-cell table:content-validation-name="val3" table:number-columns-repeated="12"/>
          <table:table-cell table:number-columns-repeated="100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content-validation-name="val1" office:value-type="string" calcext:value-type="string">
            <text:p>1 - SQ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roup SQL 1-1</text:p>
          </table:table-cell>
          <table:table-cell table:formula="of:=CONCATENATE([.A11];&quot; - &quot;;[.D11])" office:value-type="string" office:string-value="2011 - Group SQL 1-1" calcext:value-type="string">
            <text:p>2011 - Group SQL 1-1</text:p>
          </table:table-cell>
          <table:table-cell/>
          <table:table-cell table:content-validation-name="val3" office:value-type="string" calcext:value-type="string">
            <text:p>2004 - SQL USER 4 - VALID</text:p>
          </table:table-cell>
          <table:table-cell table:content-validation-name="val3" office:value-type="string" calcext:value-type="string">
            <text:p>2011 - SQL USER 11 - VALID</text:p>
          </table:table-cell>
          <table:table-cell table:content-validation-name="val3" office:value-type="string" calcext:value-type="string">
            <text:p>2009 - SQL USER 9 - VALID</text:p>
          </table:table-cell>
          <table:table-cell table:content-validation-name="val3" table:number-columns-repeated="11"/>
          <table:table-cell table:number-columns-repeated="1003"/>
        </table:table-row>
        <table:table-row table:style-name="ro1" table:number-rows-repeated="22">
          <table:table-cell/>
          <table:table-cell table:content-validation-name="val1"/>
          <table:table-cell table:number-columns-repeated="1021"/>
        </table:table-row>
        <table:table-row table:style-name="ro1">
          <table:table-cell/>
          <table:table-cell table:content-validation-name="val1"/>
          <table:table-cell table:number-columns-repeated="1021"/>
        </table:table-row>
      </table:table>
      <table:table table:name="Spaces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RENTID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FOR LIST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pace-A_Level-1</text:p>
          </table:table-cell>
          <table:table-cell table:number-columns-repeated="2"/>
          <table:table-cell table:formula="of:=CONCATENATE([.A2];&quot; - &quot;;[.C2])" office:value-type="string" office:string-value="1 - Space-A_Level-1" calcext:value-type="string">
            <text:p>1 - Space-A_Level-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-A_Level-2</text:p>
          </table:table-cell>
          <table:table-cell table:number-columns-repeated="2"/>
          <table:table-cell table:formula="of:=CONCATENATE([.A3];&quot; - &quot;;[.C3])" office:value-type="string" office:string-value="2 - Space-A_Level-2" calcext:value-type="string">
            <text:p>2 - Space-A_Level-2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pace-B_Level-1</text:p>
          </table:table-cell>
          <table:table-cell table:number-columns-repeated="2"/>
          <table:table-cell table:formula="of:=CONCATENATE([.A4];&quot; - &quot;;[.C4])" office:value-type="string" office:string-value="10 - Space-B_Level-1" calcext:value-type="string">
            <text:p>10 - Space-B_Level-1</text:p>
          </table:table-cell>
          <table:table-cell table:number-columns-repeated="1018"/>
        </table:table-row>
      </table:table>
      <table:table table:name="Space Roles" table:style-name="ta1">
        <table:table-column table:style-name="co17" table:number-columns-repeated="2" table:default-cell-style-name="Default"/>
        <table:table-column table:style-name="co1" table:number-columns-repeated="4" table:default-cell-style-name="Default"/>
        <table:table-column table:style-name="co21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Space-A_Level-1 | admin " calcext:value-type="string">
            <text:p>10 | 1 - Space-A_Level-1 | admin 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4" office:value-type="string" calcext:value-type="string">
            <text:p>1 - 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3];&quot; | &quot;;[.B3];&quot; | &quot;;[.C3];&quot; &quot;;[.D3])" office:value-type="string" office:string-value="11 | 1 - Space-A_Level-1 | writer " calcext:value-type="string">
            <text:p>11 | 1 - Space-A_Level-1 | writer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4" office:value-type="string" calcext:value-type="string">
            <text:p>2 - 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4];&quot; | &quot;;[.B4];&quot; | &quot;;[.C4];&quot; &quot;;[.D4])" office:value-type="string" office:string-value="100 | 2 - Space-A_Level-2 | admin inherited" calcext:value-type="string">
            <text:p>100 | 2 - 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5];&quot; | &quot;;[.B5];&quot; | &quot;;[.C5];&quot; &quot;;[.D5])" office:value-type="string" office:string-value="30 | 10 - Space-B_Level-1 | admin " calcext:value-type="string">
            <text:p>30 | 10 - Space-B_Level-1 | admin 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31 | 10 - Space-B_Level-1 | writer " calcext:value-type="string">
            <text:p>31 | 10 - Space-B_Level-1 | writer 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4" office:value-type="string" calcext:value-type="string">
            <text:p>10 - 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7];&quot; | &quot;;[.B7];&quot; | &quot;;[.C7];&quot; &quot;;[.D7])" office:value-type="string" office:string-value="32 | 10 - Space-B_Level-1 | publisher " calcext:value-type="string">
            <text:p>32 | 10 - Space-B_Level-1 | publisher </text:p>
          </table:table-cell>
          <table:table-cell table:number-columns-repeated="1016"/>
        </table:table-row>
        <table:table-row table:style-name="ro1" table:number-rows-repeated="38">
          <table:table-cell/>
          <table:table-cell table:content-validation-name="val4"/>
          <table:table-cell table:number-columns-repeated="1021"/>
        </table:table-row>
        <table:table-row table:style-name="ro1">
          <table:table-cell/>
          <table:table-cell table:content-validation-name="val4"/>
          <table:table-cell table:number-columns-repeated="1021"/>
        </table:table-row>
      </table:table>
      <table:table table:name="Instances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NAME</text:p>
          </table:table-cell>
          <table:table-cell table:style-name="ce2" table:number-columns-repeated="3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content-validation-name="val5" office:value-type="string" calcext:value-type="string">
            <text:p>1 - Space-A_Level-1</text:p>
          </table:table-cell>
          <table:table-cell office:value-type="string" calcext:value-type="string">
            <text:p>kmelia-Space-A_Level-1</text:p>
          </table:table-cell>
          <table:table-cell table:number-columns-repeated="3"/>
          <table:table-cell table:formula="of:=CONCATENATE([.A2];&quot; - &quot;;[.C2])" office:value-type="string" office:string-value="1 - kmelia-Space-A_Level-1" calcext:value-type="string">
            <text:p>1 - kmelia-Space-A_Level-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content-validation-name="val5" office:value-type="string" calcext:value-type="string">
            <text:p>2 - Space-A_Level-2</text:p>
          </table:table-cell>
          <table:table-cell office:value-type="string" calcext:value-type="string">
            <text:p>blog-Space-A_Level-2</text:p>
          </table:table-cell>
          <table:table-cell table:number-columns-repeated="3"/>
          <table:table-cell table:formula="of:=CONCATENATE([.A3];&quot; - &quot;;[.C3])" office:value-type="string" office:string-value="2 - blog-Space-A_Level-2" calcext:value-type="string">
            <text:p>2 - blog-Space-A_Level-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content-validation-name="val5" office:value-type="string" calcext:value-type="string">
            <text:p>10 - Space-B_Level-1</text:p>
          </table:table-cell>
          <table:table-cell office:value-type="string" calcext:value-type="string">
            <text:p>almanach-Space-B_Level-1</text:p>
          </table:table-cell>
          <table:table-cell table:number-columns-repeated="3"/>
          <table:table-cell table:formula="of:=CONCATENATE([.A4];&quot; - &quot;;[.C4])" office:value-type="string" office:string-value="3 - almanach-Space-B_Level-1" calcext:value-type="string">
            <text:p>3 - almanach-Space-B_Level-1</text:p>
          </table:table-cell>
          <table:table-cell table:number-columns-repeated="1016"/>
        </table:table-row>
        <table:table-row table:style-name="ro1" table:number-rows-repeated="29">
          <table:table-cell/>
          <table:table-cell table:content-validation-name="val5"/>
          <table:table-cell table:number-columns-repeated="1021"/>
        </table:table-row>
        <table:table-row table:style-name="ro1">
          <table:table-cell/>
          <table:table-cell table:content-validation-name="val5"/>
          <table:table-cell table:number-columns-repeated="1021"/>
        </table:table-row>
      </table:table>
      <table:table table:name="Instance Nodes" table:style-name="ta1">
        <table:table-column table:style-name="co1" table:default-cell-style-name="Default"/>
        <table:table-column table:style-name="co24" table:default-cell-style-name="Default"/>
        <table:table-column table:style-name="co1" table:number-columns-repeated="5" table:default-cell-style-name="Default"/>
        <table:table-column table:style-name="co25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STANCE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ARENTID</text:p>
          </table:table-cell>
          <table:table-cell table:style-name="ce2" office:value-type="string" calcext:value-type="string">
            <text:p>RIGHTS ON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Root</text:p>
          </table:table-cell>
          <table:table-cell table:number-columns-repeated="4"/>
          <table:table-cell table:formula="of:=CONCATENATE([.A2];&quot; | &quot;;[.B2];&quot; | &quot;;[.C2];&quot; | &quot;;[.D2];&quot; | &quot;;[.E2])" office:value-type="string" office:string-value="10 | 1 - kmelia-Space-A_Level-1 | Root |  | " calcext:value-type="string">
            <text:p>10 | 1 - kmelia-Space-A_Level-1 | Root | <text:s/>| 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CONCATENATE([.A3];&quot; | &quot;;[.B3];&quot; | &quot;;[.C3];&quot; | &quot;;[.D3];&quot; | &quot;;[.E3])" office:value-type="string" office:string-value="101 | 1 - kmelia-Space-A_Level-1 | Folder-1 | 10 | " calcext:value-type="string">
            <text:p>101 | 1 - kmelia-Space-A_Level-1 | Folder-1 | 10 | </text:p>
          </table:table-cell>
          <table:table-cell table:number-columns-repeated="101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Folder-1-1</text:p>
          </table:table-cell>
          <table:table-cell office:value-type="float" office:value="101" calcext:value-type="float">
            <text:p>101</text:p>
          </table:table-cell>
          <table:table-cell office:value-type="float" office:value="1011" calcext:value-type="float">
            <text:p>1011</text:p>
          </table:table-cell>
          <table:table-cell table:number-columns-repeated="2"/>
          <table:table-cell table:formula="of:=CONCATENATE([.A4];&quot; | &quot;;[.B4];&quot; | &quot;;[.C4];&quot; | &quot;;[.D4];&quot; | &quot;;[.E4])" office:value-type="string" office:string-value="1011 | 1 - kmelia-Space-A_Level-1 | Folder-1-1 | 101 | 1011" calcext:value-type="string">
            <text:p>1011 | 1 - kmelia-Space-A_Level-1 | Folder-1-1 | 101 | 1011</text:p>
          </table:table-cell>
          <table:table-cell table:number-columns-repeated="1016"/>
        </table:table-row>
        <table:table-row table:style-name="ro1" table:number-rows-repeated="40">
          <table:table-cell/>
          <table:table-cell table:content-validation-name="val6"/>
          <table:table-cell table:number-columns-repeated="1022"/>
        </table:table-row>
        <table:table-row table:style-name="ro1">
          <table:table-cell/>
          <table:table-cell table:content-validation-name="val6"/>
          <table:table-cell table:number-columns-repeated="1022"/>
        </table:table-row>
      </table:table>
      <table:table table:name="Instance Roles" table:style-name="ta1"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NSTANC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10 | 1 - kmelia-Space-A_Level-1 | admin " calcext:value-type="string">
            <text:p>10 | 1 - kmelia-Space-A_Level-1 | admin 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100 | 1 - kmelia-Space-A_Level-1 | admin inherited" calcext:value-type="string">
            <text:p>100 | 1 - kmelia-Space-A_Level-1 | admin inherited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11 | 1 - kmelia-Space-A_Level-1 | writer " calcext:value-type="string">
            <text:p>11 | 1 - kmelia-Space-A_Level-1 | writer 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content-validation-name="val6" office:value-type="string" calcext:value-type="string">
            <text:p>1 - kmelia-Space-A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110 | 1 - kmelia-Space-A_Level-1 | writer inherited" calcext:value-type="string">
            <text:p>110 | 1 - kmelia-Space-A_Level-1 | writer inherited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6];&quot; | &quot;;[.B6];&quot; | &quot;;[.C6];&quot; &quot;;[.D6])" office:value-type="string" office:string-value="20 | 2 - blog-Space-A_Level-2 | admin " calcext:value-type="string">
            <text:p>20 | 2 - blog-Space-A_Level-2 | admin </text:p>
          </table:table-cell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7];&quot; | &quot;;[.B7];&quot; | &quot;;[.C7];&quot; &quot;;[.D7])" office:value-type="string" office:string-value="200 | 2 - blog-Space-A_Level-2 | admin inherited" calcext:value-type="string">
            <text:p>200 | 2 - blog-Space-A_Level-2 | admin inherited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8];&quot; | &quot;;[.B8];&quot; | &quot;;[.C8];&quot; &quot;;[.D8])" office:value-type="string" office:string-value="21 | 2 - blog-Space-A_Level-2 | writer " calcext:value-type="string">
            <text:p>21 | 2 - blog-Space-A_Level-2 | writer </text:p>
          </table:table-cell>
          <table:table-cell table:number-columns-repeated="1016"/>
        </table:table-row>
        <table:table-row table:style-name="ro1">
          <table:table-cell office:value-type="float" office:value="210" calcext:value-type="float">
            <text:p>210</text:p>
          </table:table-cell>
          <table:table-cell table:content-validation-name="val6" office:value-type="string" calcext:value-type="string">
            <text:p>2 - blog-Space-A_Level-2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9];&quot; | &quot;;[.B9];&quot; | &quot;;[.C9];&quot; &quot;;[.D9])" office:value-type="string" office:string-value="210 | 2 - blog-Space-A_Level-2 | writer inherited" calcext:value-type="string">
            <text:p>210 | 2 - blog-Space-A_Level-2 | writer inherited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10];&quot; | &quot;;[.B10];&quot; | &quot;;[.C10];&quot; &quot;;[.D10])" office:value-type="string" office:string-value="30 | 3 - almanach-Space-B_Level-1 | admin " calcext:value-type="string">
            <text:p>30 | 3 - almanach-Space-B_Level-1 | admin </text:p>
          </table:table-cell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1];&quot; | &quot;;[.B11];&quot; | &quot;;[.C11];&quot; &quot;;[.D11])" office:value-type="string" office:string-value="300 | 3 - almanach-Space-B_Level-1 | admin inherited" calcext:value-type="string">
            <text:p>300 | 3 - almanach-Space-B_Level-1 | admin inherited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12];&quot; | &quot;;[.B12];&quot; | &quot;;[.C12];&quot; &quot;;[.D12])" office:value-type="string" office:string-value="31 | 3 - almanach-Space-B_Level-1 | writer " calcext:value-type="string">
            <text:p>31 | 3 - almanach-Space-B_Level-1 | writer </text:p>
          </table:table-cell>
          <table:table-cell table:number-columns-repeated="1016"/>
        </table:table-row>
        <table:table-row table:style-name="ro1">
          <table:table-cell office:value-type="float" office:value="310" calcext:value-type="float">
            <text:p>31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3];&quot; | &quot;;[.B13];&quot; | &quot;;[.C13];&quot; &quot;;[.D13])" office:value-type="string" office:string-value="310 | 3 - almanach-Space-B_Level-1 | writer inherited" calcext:value-type="string">
            <text:p>310 | 3 - almanach-Space-B_Level-1 | writer inherited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table:number-columns-repeated="3"/>
          <table:table-cell table:formula="of:=CONCATENATE([.A14];&quot; | &quot;;[.B14];&quot; | &quot;;[.C14];&quot; &quot;;[.D14])" office:value-type="string" office:string-value="32 | 3 - almanach-Space-B_Level-1 | publisher " calcext:value-type="string">
            <text:p>32 | 3 - almanach-Space-B_Level-1 | publisher </text:p>
          </table:table-cell>
          <table:table-cell table:number-columns-repeated="1016"/>
        </table:table-row>
        <table:table-row table:style-name="ro1">
          <table:table-cell office:value-type="float" office:value="320" calcext:value-type="float">
            <text:p>320</text:p>
          </table:table-cell>
          <table:table-cell table:content-validation-name="val6" office:value-type="string" calcext:value-type="string">
            <text:p>3 - almanach-Space-B_Level-1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15];&quot; | &quot;;[.B15];&quot; | &quot;;[.C15];&quot; &quot;;[.D15])" office:value-type="string" office:string-value="320 | 3 - almanach-Space-B_Level-1 | publisher inherited" calcext:value-type="string">
            <text:p>320 | 3 - almanach-Space-B_Level-1 | publisher inherited</text:p>
          </table:table-cell>
          <table:table-cell table:number-columns-repeated="1016"/>
        </table:table-row>
        <table:table-row table:style-name="ro1" table:number-rows-repeated="30">
          <table:table-cell/>
          <table:table-cell table:content-validation-name="val6"/>
          <table:table-cell table:number-columns-repeated="1021"/>
        </table:table-row>
        <table:table-row table:style-name="ro1">
          <table:table-cell/>
          <table:table-cell table:content-validation-name="val6"/>
          <table:table-cell table:number-columns-repeated="1021"/>
        </table:table-row>
      </table:table>
      <table:table table:name="Instance Node Roles" table:style-name="ta1">
        <table:table-column table:style-name="co1" table:default-cell-style-name="Default"/>
        <table:table-column table:style-name="co25" table:default-cell-style-name="Default"/>
        <table:table-column table:style-name="co1" table:number-columns-repeated="4" table:default-cell-style-name="Default"/>
        <table:table-column table:style-name="co28" table:default-cell-style-name="Default"/>
        <table:table-column table:style-name="co1" table:number-columns-repeated="1016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DE</text:p>
          </table:table-cell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INHERITANCE</text:p>
          </table:table-cell>
          <table:table-cell table:style-name="ce2" table:number-columns-repeated="2"/>
          <table:table-cell table:style-name="ce2" office:value-type="string" calcext:value-type="string">
            <text:p>FOR LISTS</text:p>
          </table:table-cell>
          <table:table-cell table:style-name="ce2" table:number-columns-repeated="1016"/>
        </table:table-row>
        <table:table-row table:style-name="ro1">
          <table:table-cell office:value-type="float" office:value="910" calcext:value-type="float">
            <text:p>91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table:number-columns-repeated="3"/>
          <table:table-cell table:formula="of:=CONCATENATE([.A2];&quot; | &quot;;[.B2];&quot; | &quot;;[.C2];&quot; &quot;;[.D2])" office:value-type="string" office:string-value="910 | 1011 | 1 - kmelia-Space-A_Level-1 | Folder-1-1 | 101 | 1011 | admin " calcext:value-type="string">
            <text:p>910 | 1011 | 1 - kmelia-Space-A_Level-1 | Folder-1-1 | 101 | 1011 | admin </text:p>
          </table:table-cell>
          <table:table-cell table:number-columns-repeated="1016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3];&quot; | &quot;;[.B3];&quot; | &quot;;[.C3];&quot; &quot;;[.D3])" office:value-type="string" office:string-value="9100 | 1011 | 1 - kmelia-Space-A_Level-1 | Folder-1-1 | 101 | 1011 | admin inherited" calcext:value-type="string">
            <text:p>9100 | 1011 | 1 - kmelia-Space-A_Level-1 | Folder-1-1 | 101 | 1011 | admin inherited</text:p>
          </table:table-cell>
          <table:table-cell table:number-columns-repeated="1016"/>
        </table:table-row>
        <table:table-row table:style-name="ro1">
          <table:table-cell office:value-type="float" office:value="911" calcext:value-type="float">
            <text:p>9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table:number-columns-repeated="3"/>
          <table:table-cell table:formula="of:=CONCATENATE([.A4];&quot; | &quot;;[.B4];&quot; | &quot;;[.C4];&quot; &quot;;[.D4])" office:value-type="string" office:string-value="911 | 1011 | 1 - kmelia-Space-A_Level-1 | Folder-1-1 | 101 | 1011 | writer " calcext:value-type="string">
            <text:p>911 | 1011 | 1 - kmelia-Space-A_Level-1 | Folder-1-1 | 101 | 1011 | writer </text:p>
          </table:table-cell>
          <table:table-cell table:number-columns-repeated="1016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content-validation-name="val7" office:value-type="string" calcext:value-type="string">
            <text:p>1011 | 1 - kmelia-Space-A_Level-1 | Folder-1-1 | 101 | 1011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inherited</text:p>
          </table:table-cell>
          <table:table-cell table:number-columns-repeated="2"/>
          <table:table-cell table:formula="of:=CONCATENATE([.A5];&quot; | &quot;;[.B5];&quot; | &quot;;[.C5];&quot; &quot;;[.D5])" office:value-type="string" office:string-value="9111 | 1011 | 1 - kmelia-Space-A_Level-1 | Folder-1-1 | 101 | 1011 | writer inherited" calcext:value-type="string">
            <text:p>9111 | 1011 | 1 - kmelia-Space-A_Level-1 | Folder-1-1 | 101 | 1011 | writer inherited</text:p>
          </table:table-cell>
          <table:table-cell table:number-columns-repeated="1016"/>
        </table:table-row>
        <table:table-row table:style-name="ro1" table:number-rows-repeated="47">
          <table:table-cell/>
          <table:table-cell table:content-validation-name="val7"/>
          <table:table-cell table:number-columns-repeated="1021"/>
        </table:table-row>
        <table:table-row table:style-name="ro1">
          <table:table-cell/>
          <table:table-cell table:content-validation-name="val7"/>
          <table:table-cell table:number-columns-repeated="1021"/>
        </table:table-row>
      </table:table>
      <table:table table:name="Space Instance - User Group Roles" table:style-name="ta1">
        <table:table-column table:style-name="co21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11"/>
        <table:table-column table:style-name="co34" table:default-cell-style-name="Default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SPAC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INSTANC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NODE ROLE</text:p>
          </table:table-cell>
          <table:table-cell table:style-name="ce2" office:value-type="string" calcext:value-type="string">
            <text:p>USERS</text:p>
          </table:table-cell>
          <table:table-cell table:style-name="ce2" office:value-type="string" calcext:value-type="string">
            <text:p>GROUPS</text:p>
          </table:table-cell>
          <table:table-cell table:style-name="ce2" table:number-columns-repeated="1014"/>
        </table:table-row>
        <table:table-row table:style-name="ro1">
          <table:table-cell table:style-name="ce7" table:content-validation-name="val8" office:value-type="string" calcext:value-type="string">
            <text:p>10 | 1 - Space-A_Level-1 | admin </text:p>
          </table:table-cell>
          <table:table-cell table:style-name="ce11" table:content-validation-name="val9" office:value-type="string" calcext:value-type="string">
            <text:p>0 - Administrateur - VALID</text:p>
          </table:table-cell>
          <table:table-cell table:style-name="ce11" table:content-validation-name="val10" office:value-type="string" calcext:value-type="string">
            <text:p>1 - Group MIX 1</text:p>
          </table:table-cell>
          <table:table-cell table:style-name="ce7" table:content-validation-name="val11" office:value-type="string" calcext:value-type="string">
            <text:p>100 | 1 - kmelia-Space-A_Level-1 | admin inherited</text:p>
          </table:table-cell>
          <table:table-cell table:style-name="ce8" table:content-validation-name="val9" office:value-type="string" calcext:value-type="string">
            <text:p>0 - Administrateur - VALID</text:p>
          </table:table-cell>
          <table:table-cell table:style-name="ce8" table:content-validation-name="val10" office:value-type="string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8" table:content-validation-name="val8"/>
          <table:table-cell table:style-name="ce11" table:content-validation-name="val9" office:value-type="string" calcext:value-type="string">
            <text:p>1001 - SP USER 1 - VALID</text:p>
          </table:table-cell>
          <table:table-cell table:style-name="ce11" table:content-validation-name="val10" office:value-type="string" calcext:value-type="string">
            <text:p>1001 - Group SP 1</text:p>
          </table:table-cell>
          <table:table-cell table:content-validation-name="val11"/>
          <table:table-cell table:style-name="ce8" table:content-validation-name="val9" office:value-type="string" calcext:value-type="string">
            <text:p>1001 - SP USER 1 - VALID</text:p>
          </table:table-cell>
          <table:table-cell table:style-name="ce8" table:content-validation-name="val10" office:value-type="string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8" table:content-validation-name="val8"/>
          <table:table-cell table:style-name="ce11" table:content-validation-name="val9" office:value-type="string" calcext:value-type="string">
            <text:p>1011 - SP USER 11 - REMOVED</text:p>
          </table:table-cell>
          <table:table-cell table:style-name="ce11" table:content-validation-name="val10"/>
          <table:table-cell table:content-validation-name="val11"/>
          <table:table-cell table:style-name="ce8" table:content-validation-name="val9" office:value-type="string" calcext:value-type="string">
            <text:p>1011 - SP USER 11 - REMOVED</text:p>
          </table:table-cell>
          <table:table-cell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11" table:content-validation-name="val9" office:value-type="string" calcext:value-type="string">
            <text:p>2015 - SQL USER 15 - DELETED</text:p>
          </table:table-cell>
          <table:table-cell table:style-name="ce11" table:content-validation-name="val10"/>
          <table:table-cell table:content-validation-name="val11"/>
          <table:table-cell table:style-name="ce8" table:content-validation-name="val9" office:value-type="string" calcext:value-type="string">
            <text:p>2015 - SQL USER 15 - DELETED</text:p>
          </table:table-cell>
          <table:table-cell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style-name="ce8" table:content-validation-name="val11" office:value-type="string" calcext:value-type="string">
            <text:p>10 | 1 - kmelia-Space-A_Level-1 | admin </text:p>
          </table:table-cell>
          <table:table-cell table:style-name="ce11" table:content-validation-name="val12" office:value-type="string" calcext:value-type="string">
            <text:p>1008 - SP USER 8 - VALID</text:p>
          </table:table-cell>
          <table:table-cell table:content-validation-name="val13" office:value-type="string" calcext:value-type="string">
            <text:p>312 - Group MIX 3-1-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 office:value-type="string" calcext:value-type="string">
            <text:p>1007 - SP USER 7 - DEACTIVATED</text:p>
          </table:table-cell>
          <table:table-cell table:content-validation-name="val13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3">
          <table:table-cell table:content-validation-name="val8"/>
          <table:table-cell table:style-name="ce8"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/>
          <table:table-cell table:content-validation-name="val9"/>
          <table:table-cell table:style-name="ce8"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7" table:content-validation-name="val8" office:value-type="string" calcext:value-type="string">
            <text:p>11 | 1 - Space-A_Level-1 | writer </text:p>
          </table:table-cell>
          <table:table-cell table:content-validation-name="val9" office:value-type="string" calcext:value-type="string">
            <text:p>1002 - SP USER 2 - BLOCKED</text:p>
          </table:table-cell>
          <table:table-cell table:content-validation-name="val10" office:value-type="string" calcext:value-type="string">
            <text:p>31 - Group MIX 3-1</text:p>
          </table:table-cell>
          <table:table-cell table:style-name="ce7" table:content-validation-name="val11" office:value-type="string" calcext:value-type="string">
            <text:p>110 | 1 - kmelia-Space-A_Level-1 | writer inherited</text:p>
          </table:table-cell>
          <table:table-cell table:style-name="ce8" table:content-validation-name="val9" office:value-type="string" calcext:value-type="string">
            <text:p>1002 - SP USER 2 - BLOCKED</text:p>
          </table:table-cell>
          <table:table-cell table:style-name="ce8" table:content-validation-name="val10" office:value-type="string" calcext:value-type="string">
            <text:p>31 - Group MIX 3-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1006 - SP USER 6 - VALID</text:p>
          </table:table-cell>
          <table:table-cell table:content-validation-name="val10" office:value-type="string" calcext:value-type="string">
            <text:p>2001 - Group SQL 1</text:p>
          </table:table-cell>
          <table:table-cell table:content-validation-name="val11"/>
          <table:table-cell table:style-name="ce8" table:content-validation-name="val9" office:value-type="string" calcext:value-type="string">
            <text:p>1006 - SP USER 6 - VALID</text:p>
          </table:table-cell>
          <table:table-cell table:style-name="ce8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style-name="ce8" table:content-validation-name="val11" office:value-type="string" calcext:value-type="string">
            <text:p>11 | 1 - kmelia-Space-A_Level-1 | writer </text:p>
          </table:table-cell>
          <table:table-cell table:content-validation-name="val12" office:value-type="string" calcext:value-type="string">
            <text:p>2006 - SQL USER 6 - REMOVED</text:p>
          </table:table-cell>
          <table:table-cell/>
          <table:table-cell table:content-validation-name="val14" office:value-type="string" calcext:value-type="string">
            <text:p>911 | 1011 | 1 - kmelia-Space-A_Level-1 | Folder-1-1 | 101 | 1011 | writer </text:p>
          </table:table-cell>
          <table:table-cell table:content-validation-name="val9" office:value-type="string" calcext:value-type="string">
            <text:p>2001 - SQL USER 1 - VALID</text:p>
          </table:table-cell>
          <table:table-cell table:content-validation-name="val13" office:value-type="string" calcext:value-type="string">
            <text:p>1002 - Group SP 2</text:p>
          </table:table-cell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 office:value-type="string" calcext:value-type="string">
            <text:p>2014 - SQL USER 14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3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9" table:content-validation-name="val8" office:value-type="string" calcext:value-type="string">
            <text:p>100 | 2 - Space-A_Level-2 | admin inherited</text:p>
          </table:table-cell>
          <table:table-cell table:style-name="ce8" table:formula="of:=[.B2]" office:value-type="string" office:string-value="0 - Administrateur - VALID" calcext:value-type="string">
            <text:p>0 - Administrateur - VALID</text:p>
          </table:table-cell>
          <table:table-cell table:style-name="ce8" table:formula="of:=[.C2]" office:value-type="string" office:string-value="1 - Group MIX 1" calcext:value-type="string">
            <text:p>1 - Group MIX 1</text:p>
          </table:table-cell>
          <table:table-cell table:content-validation-name="val11" office:value-type="string" calcext:value-type="string">
            <text:p>200 | 2 - blog-Space-A_Level-2 | admin inherited</text:p>
          </table:table-cell>
          <table:table-cell table:style-name="ce8" table:formula="of:=[.E2]" office:value-type="string" office:string-value="0 - Administrateur - VALID" calcext:value-type="string">
            <text:p>0 - Administrateur - VALID</text:p>
          </table:table-cell>
          <table:table-cell table:style-name="ce8" table:formula="of:=[.F2]" office:value-type="string" office:string-value="1 - Group MIX 1" calcext:value-type="string">
            <text:p>1 - Group MIX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style-name="ce8" table:formula="of:=[.B3]" office:value-type="string" office:string-value="1001 - SP USER 1 - VALID" calcext:value-type="string">
            <text:p>1001 - SP USER 1 - VALID</text:p>
          </table:table-cell>
          <table:table-cell table:style-name="ce8" table:formula="of:=[.C3]" office:value-type="string" office:string-value="1001 - Group SP 1" calcext:value-type="string">
            <text:p>1001 - Group SP 1</text:p>
          </table:table-cell>
          <table:table-cell table:content-validation-name="val11"/>
          <table:table-cell table:style-name="ce8" table:formula="of:=[.E3]" office:value-type="string" office:string-value="1001 - SP USER 1 - VALID" calcext:value-type="string">
            <text:p>1001 - SP USER 1 - VALID</text:p>
          </table:table-cell>
          <table:table-cell table:style-name="ce8" table:formula="of:=[.F3]" office:value-type="string" office:string-value="1001 - Group SP 1" calcext:value-type="string">
            <text:p>1001 - Group SP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style-name="ce8" table:formula="of:=[.B4]" office:value-type="string" office:string-value="1011 - SP USER 11 - REMOVED" calcext:value-type="string">
            <text:p>1011 - SP USER 11 - REMOVED</text:p>
          </table:table-cell>
          <table:table-cell table:style-name="ce8"/>
          <table:table-cell table:content-validation-name="val11"/>
          <table:table-cell table:style-name="ce8" table:formula="of:=[.E4]" office:value-type="string" office:string-value="1011 - SP USER 11 - REMOVED" calcext:value-type="string">
            <text:p>1011 - SP USER 11 - REMOVED</text:p>
          </table:table-cell>
          <table:table-cell table:style-name="ce8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formula="of:=[.B5]" office:value-type="string" office:string-value="2015 - SQL USER 15 - DELETED" calcext:value-type="string">
            <text:p>2015 - SQL USER 15 - DELETED</text:p>
          </table:table-cell>
          <table:table-cell table:style-name="ce8"/>
          <table:table-cell table:content-validation-name="val11"/>
          <table:table-cell table:style-name="ce8" table:formula="of:=[.E5]" office:value-type="string" office:string-value="2015 - SQL USER 15 - DELETED" calcext:value-type="string">
            <text:p>2015 - SQL USER 15 - DELETED</text:p>
          </table:table-cell>
          <table:table-cell table:style-name="ce8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/>
          <table:table-cell table:style-name="ce8" table:number-columns-repeated="2"/>
          <table:table-cell table:content-validation-name="val11" office:value-type="string" calcext:value-type="string">
            <text:p>20 | 2 - blog-Space-A_Level-2 | admin </text:p>
          </table:table-cell>
          <table:table-cell table:content-validation-name="val12" office:value-type="string" calcext:value-type="string">
            <text:p>2009 - SQL USER 9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 office:value-type="string" calcext:value-type="string">
            <text:p>210 | 2 - blog-Space-A_Level-2 | writer inherited</text:p>
          </table:table-cell>
          <table:table-cell table:style-name="ce8" table:content-validation-name="val9" office:value-type="string" calcext:value-type="string">
            <text:p>1002 - SP USER 2 - BLOCKED</text:p>
          </table:table-cell>
          <table:table-cell table:style-name="ce8" table:content-validation-name="val10" office:value-type="string" calcext:value-type="string">
            <text:p>31 - Group MIX 3-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style-name="ce8" table:content-validation-name="val9" office:value-type="string" calcext:value-type="string">
            <text:p>1006 - SP USER 6 - VALID</text:p>
          </table:table-cell>
          <table:table-cell table:style-name="ce8" table:content-validation-name="val10" office:value-type="string" calcext:value-type="string">
            <text:p>2001 - Group SQL 1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 office:value-type="string" calcext:value-type="string">
            <text:p>21 | 2 - blog-Space-A_Level-2 | writer </text:p>
          </table:table-cell>
          <table:table-cell table:content-validation-name="val12" office:value-type="string" calcext:value-type="string">
            <text:p>2013 - SQL USER 13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style-name="ce10"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number-columns-repeated="2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 office:value-type="string" calcext:value-type="string">
            <text:p>30 | 10 - Space-B_Level-1 | admin 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1" office:value-type="string" calcext:value-type="string">
            <text:p>300 | 3 - almanach-Space-B_Level-1 | admin inherited</text:p>
          </table:table-cell>
          <table:table-cell table:content-validation-name="val9" office:value-type="string" calcext:value-type="string">
            <text:p>0 - Administrateur - VALID</text:p>
          </table:table-cell>
          <table:table-cell table:content-validation-name="val10" office:value-type="string" calcext:value-type="string">
            <text:p>1002 - Group SP 2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6 - SQL USER 6 - REMOV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6 - SQL USER 6 - REMOVED</text:p>
          </table:table-cell>
          <table:table-cell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0 | 3 - almanach-Space-B_Level-1 | admin </text:p>
          </table:table-cell>
          <table:table-cell table:content-validation-name="val12" office:value-type="string" calcext:value-type="string">
            <text:p>2011 - SQL USER 11 - VALID</text:p>
          </table:table-cell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 office:value-type="string" calcext:value-type="string">
            <text:p>31 | 10 - Space-B_Level-1 | writer 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1" office:value-type="string" calcext:value-type="string">
            <text:p>310 | 3 - almanach-Space-B_Level-1 | writer inherited</text:p>
          </table:table-cell>
          <table:table-cell table:content-validation-name="val9" office:value-type="string" calcext:value-type="string">
            <text:p>1001 - SP USER 1 - VALID</text:p>
          </table:table-cell>
          <table:table-cell table:content-validation-name="val10" office:value-type="string" calcext:value-type="string">
            <text:p>3 - Group MIX 3</text:p>
          </table:table-cell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1"/>
          <table:table-cell table:content-validation-name="val9" office:value-type="string" calcext:value-type="string">
            <text:p>2008 - SQL USER 8 - DELETED</text:p>
          </table:table-cell>
          <table:table-cell table:content-validation-name="val10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9"/>
          <table:table-cell table:content-validation-name="val13"/>
          <table:table-cell table:number-columns-repeated="1014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1 | 3 - almanach-Space-B_Level-1 | writer </text:p>
          </table:table-cell>
          <table:table-cell table:content-validation-name="val12" office:value-type="string" calcext:value-type="string">
            <text:p>1015 - SP USER 15 - DELETED</text:p>
          </table:table-cell>
          <table:table-cell table:content-validation-name="val13"/>
          <table:table-cell table:content-validation-name="val14"/>
          <table:table-cell table:style-name="Default"/>
          <table:table-cell table:content-validation-name="val13"/>
          <table:table-cell table:number-columns-repeated="1014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 office:value-type="string" calcext:value-type="string">
            <text:p>32 | 10 - Space-B_Level-1 | publisher 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 table:content-validation-name="val11" office:value-type="string" calcext:value-type="string">
            <text:p>320 | 3 - almanach-Space-B_Level-1 | publisher inherited</text:p>
          </table:table-cell>
          <table:table-cell table:content-validation-name="val9" office:value-type="string" calcext:value-type="string">
            <text:p>1004 - SP USER 4 - VALID</text:p>
          </table:table-cell>
          <table:table-cell table:content-validation-name="val10" office:value-type="string" calcext:value-type="string">
            <text:p>1 - Group MIX 1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 table:content-validation-name="val11"/>
          <table:table-cell table:content-validation-name="val9" office:value-type="string" calcext:value-type="string">
            <text:p>2003 - SQL USER 3 - DELETED</text:p>
          </table:table-cell>
          <table:table-cell table:content-validation-name="val10" office:value-type="string" calcext:value-type="string">
            <text:p>2011 - Group SQL 1-1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content-validation-name="val9"/>
          <table:table-cell table:content-validation-name="val10"/>
          <table:table-cell table:content-validation-name="val11" office:value-type="string" calcext:value-type="string">
            <text:p>32 | 3 - almanach-Space-B_Level-1 | publisher </text:p>
          </table:table-cell>
          <table:table-cell table:content-validation-name="val12" office:value-type="string" calcext:value-type="string">
            <text:p>2003 - SQL USER 3 - DELETED</text:p>
          </table:table-cell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 table:number-rows-repeated="8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/>
          <table:table-cell table:style-name="Default"/>
          <table:table-cell table:number-columns-repeated="1015"/>
        </table:table-row>
        <table:table-row table:style-name="ro1" table:number-rows-repeated="6"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number-columns-repeated="3"/>
          <table:table-cell table:style-name="Default"/>
          <table:table-cell table:number-columns-repeated="1015"/>
        </table:table-row>
        <table:table-row table:style-name="ro1" table:number-rows-repeated="2">
          <table:table-cell table:content-validation-name="val8"/>
          <table:table-cell table:content-validation-name="val9"/>
          <table:table-cell table:content-validation-name="val1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content-validation-name="val8"/>
          <table:table-cell table:number-columns-repeated="6"/>
          <table:table-cell table:style-name="Default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9">00/00/0000</text:date>, <text:time style:data-style-name="N2" text:time-value="08:52:46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2:06:47.150000000</meta:creation-date>
    <dc:date>2020-07-09T11:51:40.550000000</dc:date>
    <meta:editing-duration>PT22H15M54S</meta:editing-duration>
    <meta:editing-cycles>66</meta:editing-cycles>
    <meta:generator>LibreOffice/5.0.6.3$Windows_x86 LibreOffice_project/490fc03b25318460cfc54456516ea2519c11d1aa</meta:generator>
    <meta:document-statistic meta:table-count="10" meta:cell-count="714" meta:object-count="0"/>
  </office:meta>
</office:document-meta>
</file>